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7.66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2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40.38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ee_dept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ascade_depth</text:p>
          </table:table-cell>
          <table:table-cell office:value-type="string" calcext:value-type="string">
            <text:p>feature_pool_size</text:p>
          </table:table-cell>
          <table:table-cell office:value-type="string" calcext:value-type="string">
            <text:p>num_test_splits</text:p>
          </table:table-cell>
          <table:table-cell office:value-type="string" calcext:value-type="string">
            <text:p>oversampling_amount</text:p>
          </table:table-cell>
          <table:table-cell office:value-type="string" calcext:value-type="string">
            <text:p>oversampling_translation_jitter</text:p>
          </table:table-cell>
          <table:table-cell office:value-type="string" calcext:value-type="string">
            <text:p>inference_speed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training_error</text:p>
          </table:table-cell>
          <table:table-cell office:value-type="string" calcext:value-type="string">
            <text:p>testing_error</text:p>
          </table:table-cell>
          <table:table-cell office:value-type="string" calcext:value-type="string">
            <text:p>model_si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10035514831543" calcext:value-type="float">
            <text:p>0,001003551483154</text:p>
          </table:table-cell>
          <table:table-cell office:value-type="float" office:value="3929.90292167664" calcext:value-type="float">
            <text:p>3929,90292167664</text:p>
          </table:table-cell>
          <table:table-cell office:value-type="float" office:value="4.68344849235237" calcext:value-type="float">
            <text:p>4,68344849235237</text:p>
          </table:table-cell>
          <table:table-cell office:value-type="float" office:value="9.89223284556668" calcext:value-type="float">
            <text:p>9,89223284556668</text:p>
          </table:table-cell>
          <table:table-cell office:value-type="float" office:value="120072794" calcext:value-type="float">
            <text:p>120072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809693336486816" calcext:value-type="float">
            <text:p>0,000809693336487</text:p>
          </table:table-cell>
          <table:table-cell office:value-type="float" office:value="5922.15543365479" calcext:value-type="float">
            <text:p>5922,15543365479</text:p>
          </table:table-cell>
          <table:table-cell office:value-type="float" office:value="4.71381393514591" calcext:value-type="float">
            <text:p>4,71381393514591</text:p>
          </table:table-cell>
          <table:table-cell office:value-type="float" office:value="9.9396418945788" calcext:value-type="float">
            <text:p>9,9396418945788</text:p>
          </table:table-cell>
          <table:table-cell office:value-type="float" office:value="96060276" calcext:value-type="float">
            <text:p>96060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717258453369141" calcext:value-type="float">
            <text:p>0,000717258453369</text:p>
          </table:table-cell>
          <table:table-cell office:value-type="float" office:value="4783.84885716438" calcext:value-type="float">
            <text:p>4783,84885716438</text:p>
          </table:table-cell>
          <table:table-cell office:value-type="float" office:value="6.77017836962113" calcext:value-type="float">
            <text:p>6,77017836962113</text:p>
          </table:table-cell>
          <table:table-cell office:value-type="float" office:value="10.1229554566155" calcext:value-type="float">
            <text:p>10,1229554566155</text:p>
          </table:table-cell>
          <table:table-cell office:value-type="float" office:value="30006804" calcext:value-type="float">
            <text:p>30006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930929183959961" calcext:value-type="float">
            <text:p>0,00093092918396</text:p>
          </table:table-cell>
          <table:table-cell office:value-type="float" office:value="6482.03191232681" calcext:value-type="float">
            <text:p>6482,03191232681</text:p>
          </table:table-cell>
          <table:table-cell office:value-type="float" office:value="7.92462431173975" calcext:value-type="float">
            <text:p>7,92462431173975</text:p>
          </table:table-cell>
          <table:table-cell office:value-type="float" office:value="10.2098651449512" calcext:value-type="float">
            <text:p>10,2098651449512</text:p>
          </table:table-cell>
          <table:table-cell office:value-type="float" office:value="41864586" calcext:value-type="float">
            <text:p>41864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982141494750976" calcext:value-type="float">
            <text:p>0,000982141494751</text:p>
          </table:table-cell>
          <table:table-cell office:value-type="float" office:value="7255.63486146927" calcext:value-type="float">
            <text:p>7255,63486146927</text:p>
          </table:table-cell>
          <table:table-cell office:value-type="float" office:value="5.65793961041406" calcext:value-type="float">
            <text:p>5,65793961041406</text:p>
          </table:table-cell>
          <table:table-cell office:value-type="float" office:value="10.3147270563017" calcext:value-type="float">
            <text:p>10,3147270563017</text:p>
          </table:table-cell>
          <table:table-cell office:value-type="float" office:value="119980649" calcext:value-type="float">
            <text:p>119980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119719505310059" calcext:value-type="float">
            <text:p>0,001197195053101</text:p>
          </table:table-cell>
          <table:table-cell office:value-type="float" office:value="4713.33381748199" calcext:value-type="float">
            <text:p>4713,33381748199</text:p>
          </table:table-cell>
          <table:table-cell office:value-type="float" office:value="5.06059627076315" calcext:value-type="float">
            <text:p>5,06059627076315</text:p>
          </table:table-cell>
          <table:table-cell office:value-type="float" office:value="10.3568791378505" calcext:value-type="float">
            <text:p>10,3568791378505</text:p>
          </table:table-cell>
          <table:table-cell office:value-type="float" office:value="144098481" calcext:value-type="float">
            <text:p>144098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633645057678223" calcext:value-type="float">
            <text:p>0,000633645057678</text:p>
          </table:table-cell>
          <table:table-cell office:value-type="float" office:value="2333.65715456009" calcext:value-type="float">
            <text:p>2333,65715456009</text:p>
          </table:table-cell>
          <table:table-cell office:value-type="float" office:value="5.53424107989023" calcext:value-type="float">
            <text:p>5,53424107989023</text:p>
          </table:table-cell>
          <table:table-cell office:value-type="float" office:value="10.3731141203855" calcext:value-type="float">
            <text:p>10,3731141203855</text:p>
          </table:table-cell>
          <table:table-cell office:value-type="float" office:value="72013516" calcext:value-type="float">
            <text:p>72013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112941265106201" calcext:value-type="float">
            <text:p>0,001129412651062</text:p>
          </table:table-cell>
          <table:table-cell office:value-type="float" office:value="2241.52625179291" calcext:value-type="float">
            <text:p>2241,52625179291</text:p>
          </table:table-cell>
          <table:table-cell office:value-type="float" office:value="4.61060638820611" calcext:value-type="float">
            <text:p>4,61060638820611</text:p>
          </table:table-cell>
          <table:table-cell office:value-type="float" office:value="10.4144211945937" calcext:value-type="float">
            <text:p>10,4144211945937</text:p>
          </table:table-cell>
          <table:table-cell office:value-type="float" office:value="143424272" calcext:value-type="float">
            <text:p>143424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783872604370117" calcext:value-type="float">
            <text:p>0,00078387260437</text:p>
          </table:table-cell>
          <table:table-cell office:value-type="float" office:value="5477.54666280746" calcext:value-type="float">
            <text:p>5477,54666280746</text:p>
          </table:table-cell>
          <table:table-cell office:value-type="float" office:value="5.4414058190542" calcext:value-type="float">
            <text:p>5,4414058190542</text:p>
          </table:table-cell>
          <table:table-cell office:value-type="float" office:value="10.4149576432984" calcext:value-type="float">
            <text:p>10,4149576432984</text:p>
          </table:table-cell>
          <table:table-cell office:value-type="float" office:value="95600170" calcext:value-type="float">
            <text:p>95600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101287364959717" calcext:value-type="float">
            <text:p>0,001012873649597</text:p>
          </table:table-cell>
          <table:table-cell office:value-type="float" office:value="1102.38201355934" calcext:value-type="float">
            <text:p>1102,38201355934</text:p>
          </table:table-cell>
          <table:table-cell office:value-type="float" office:value="5.27980718503247" calcext:value-type="float">
            <text:p>5,27980718503247</text:p>
          </table:table-cell>
          <table:table-cell office:value-type="float" office:value="10.574613751803" calcext:value-type="float">
            <text:p>10,574613751803</text:p>
          </table:table-cell>
          <table:table-cell office:value-type="float" office:value="42151180" calcext:value-type="float">
            <text:p>42151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817036628723145" calcext:value-type="float">
            <text:p>0,000817036628723</text:p>
          </table:table-cell>
          <table:table-cell office:value-type="float" office:value="1364.51932144165" calcext:value-type="float">
            <text:p>1364,51932144165</text:p>
          </table:table-cell>
          <table:table-cell office:value-type="float" office:value="8.55750201575778" calcext:value-type="float">
            <text:p>8,55750201575778</text:p>
          </table:table-cell>
          <table:table-cell office:value-type="float" office:value="10.6053722358832" calcext:value-type="float">
            <text:p>10,6053722358832</text:p>
          </table:table-cell>
          <table:table-cell office:value-type="float" office:value="35881307" calcext:value-type="float">
            <text:p>35881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69122314453125" calcext:value-type="float">
            <text:p>0,000691223144531</text:p>
          </table:table-cell>
          <table:table-cell office:value-type="float" office:value="1269.31411075592" calcext:value-type="float">
            <text:p>1269,31411075592</text:p>
          </table:table-cell>
          <table:table-cell office:value-type="float" office:value="8.75255727477117" calcext:value-type="float">
            <text:p>8,75255727477117</text:p>
          </table:table-cell>
          <table:table-cell office:value-type="float" office:value="10.7072957976088" calcext:value-type="float">
            <text:p>10,7072957976088</text:p>
          </table:table-cell>
          <table:table-cell office:value-type="float" office:value="29901232" calcext:value-type="float">
            <text:p>29901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106503963470459" calcext:value-type="float">
            <text:p>0,001065039634705</text:p>
          </table:table-cell>
          <table:table-cell office:value-type="float" office:value="1888.29949879646" calcext:value-type="float">
            <text:p>1888,29949879646</text:p>
          </table:table-cell>
          <table:table-cell office:value-type="float" office:value="6.2206669278466" calcext:value-type="float">
            <text:p>6,2206669278466</text:p>
          </table:table-cell>
          <table:table-cell office:value-type="float" office:value="10.7263879739347" calcext:value-type="float">
            <text:p>10,7263879739347</text:p>
          </table:table-cell>
          <table:table-cell office:value-type="float" office:value="119523950" calcext:value-type="float">
            <text:p>119523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743579864501953" calcext:value-type="float">
            <text:p>0,000743579864502</text:p>
          </table:table-cell>
          <table:table-cell office:value-type="float" office:value="817.066133499146" calcext:value-type="float">
            <text:p>817,066133499146</text:p>
          </table:table-cell>
          <table:table-cell office:value-type="float" office:value="6.62745191292485" calcext:value-type="float">
            <text:p>6,62745191292485</text:p>
          </table:table-cell>
          <table:table-cell office:value-type="float" office:value="10.7283267776001" calcext:value-type="float">
            <text:p>10,7283267776001</text:p>
          </table:table-cell>
          <table:table-cell office:value-type="float" office:value="30109712" calcext:value-type="float">
            <text:p>30109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733757019042969" calcext:value-type="float">
            <text:p>0,000733757019043</text:p>
          </table:table-cell>
          <table:table-cell office:value-type="float" office:value="793.297121763229" calcext:value-type="float">
            <text:p>793,297121763229</text:p>
          </table:table-cell>
          <table:table-cell office:value-type="float" office:value="7.40716071664144" calcext:value-type="float">
            <text:p>7,40716071664144</text:p>
          </table:table-cell>
          <table:table-cell office:value-type="float" office:value="10.8054614591398" calcext:value-type="float">
            <text:p>10,8054614591398</text:p>
          </table:table-cell>
          <table:table-cell office:value-type="float" office:value="30063295" calcext:value-type="float">
            <text:p>30063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597381591796875" calcext:value-type="float">
            <text:p>0,000597381591797</text:p>
          </table:table-cell>
          <table:table-cell office:value-type="float" office:value="651.452986478806" calcext:value-type="float">
            <text:p>651,452986478806</text:p>
          </table:table-cell>
          <table:table-cell office:value-type="float" office:value="7.75378174837255" calcext:value-type="float">
            <text:p>7,75378174837255</text:p>
          </table:table-cell>
          <table:table-cell office:value-type="float" office:value="10.8881367852326" calcext:value-type="float">
            <text:p>10,8881367852326</text:p>
          </table:table-cell>
          <table:table-cell office:value-type="float" office:value="24050690" calcext:value-type="float">
            <text:p>240506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737977027893066" calcext:value-type="float">
            <text:p>0,000737977027893</text:p>
          </table:table-cell>
          <table:table-cell office:value-type="float" office:value="795.775907278061" calcext:value-type="float">
            <text:p>795,775907278061</text:p>
          </table:table-cell>
          <table:table-cell office:value-type="float" office:value="9.06109853952277" calcext:value-type="float">
            <text:p>9,06109853952277</text:p>
          </table:table-cell>
          <table:table-cell office:value-type="float" office:value="10.9115646072904" calcext:value-type="float">
            <text:p>10,9115646072904</text:p>
          </table:table-cell>
          <table:table-cell office:value-type="float" office:value="30069150" calcext:value-type="float">
            <text:p>30069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763559341430664" calcext:value-type="float">
            <text:p>0,000763559341431</text:p>
          </table:table-cell>
          <table:table-cell office:value-type="float" office:value="5515.85419106483" calcext:value-type="float">
            <text:p>5515,85419106483</text:p>
          </table:table-cell>
          <table:table-cell office:value-type="float" office:value="4.15928822591704" calcext:value-type="float">
            <text:p>4,15928822591704</text:p>
          </table:table-cell>
          <table:table-cell office:value-type="float" office:value="10.9203415776571" calcext:value-type="float">
            <text:p>10,9203415776571</text:p>
          </table:table-cell>
          <table:table-cell office:value-type="float" office:value="95544566" calcext:value-type="float">
            <text:p>95544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716781616210938" calcext:value-type="float">
            <text:p>0,000716781616211</text:p>
          </table:table-cell>
          <table:table-cell office:value-type="float" office:value="763.769656181335" calcext:value-type="float">
            <text:p>763,769656181335</text:p>
          </table:table-cell>
          <table:table-cell office:value-type="float" office:value="9.17645356581021" calcext:value-type="float">
            <text:p>9,17645356581021</text:p>
          </table:table-cell>
          <table:table-cell office:value-type="float" office:value="10.9508487449821" calcext:value-type="float">
            <text:p>10,9508487449821</text:p>
          </table:table-cell>
          <table:table-cell office:value-type="float" office:value="30009151" calcext:value-type="float">
            <text:p>30009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563716888427734" calcext:value-type="float">
            <text:p>0,000563716888428</text:p>
          </table:table-cell>
          <table:table-cell office:value-type="float" office:value="1824.56626486778" calcext:value-type="float">
            <text:p>1824,56626486778</text:p>
          </table:table-cell>
          <table:table-cell office:value-type="float" office:value="8.87207650957326" calcext:value-type="float">
            <text:p>8,87207650957326</text:p>
          </table:table-cell>
          <table:table-cell office:value-type="float" office:value="10.9561729369951" calcext:value-type="float">
            <text:p>10,9561729369951</text:p>
          </table:table-cell>
          <table:table-cell office:value-type="float" office:value="23920802" calcext:value-type="float">
            <text:p>23920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601291656494141" calcext:value-type="float">
            <text:p>0,000601291656494</text:p>
          </table:table-cell>
          <table:table-cell office:value-type="float" office:value="1160.39348459244" calcext:value-type="float">
            <text:p>1160,39348459244</text:p>
          </table:table-cell>
          <table:table-cell office:value-type="float" office:value="10.7355958546145" calcext:value-type="float">
            <text:p>10,7355958546145</text:p>
          </table:table-cell>
          <table:table-cell office:value-type="float" office:value="11.0189121659698" calcext:value-type="float">
            <text:p>11,0189121659698</text:p>
          </table:table-cell>
          <table:table-cell office:value-type="float" office:value="9081872" calcext:value-type="float">
            <text:p>9081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118458271026611" calcext:value-type="float">
            <text:p>0,001184582710266</text:p>
          </table:table-cell>
          <table:table-cell office:value-type="float" office:value="1295.24564385414" calcext:value-type="float">
            <text:p>1295,24564385414</text:p>
          </table:table-cell>
          <table:table-cell office:value-type="float" office:value="2.4424716251325" calcext:value-type="float">
            <text:p>2,4424716251325</text:p>
          </table:table-cell>
          <table:table-cell office:value-type="float" office:value="11.0825963188306" calcext:value-type="float">
            <text:p>11,0825963188306</text:p>
          </table:table-cell>
          <table:table-cell office:value-type="float" office:value="143829083" calcext:value-type="float">
            <text:p>143829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606346130371094" calcext:value-type="float">
            <text:p>0,000606346130371</text:p>
          </table:table-cell>
          <table:table-cell office:value-type="float" office:value="1611.46917867661" calcext:value-type="float">
            <text:p>1611,46917867661</text:p>
          </table:table-cell>
          <table:table-cell office:value-type="float" office:value="11.4138481476651" calcext:value-type="float">
            <text:p>11,4138481476651</text:p>
          </table:table-cell>
          <table:table-cell office:value-type="float" office:value="11.220847725923" calcext:value-type="float">
            <text:p>11,220847725923</text:p>
          </table:table-cell>
          <table:table-cell office:value-type="float" office:value="9081301" calcext:value-type="float">
            <text:p>9081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955390930175781" calcext:value-type="float">
            <text:p>0,000955390930176</text:p>
          </table:table-cell>
          <table:table-cell office:value-type="float" office:value="1827.56837821007" calcext:value-type="float">
            <text:p>1827,56837821007</text:p>
          </table:table-cell>
          <table:table-cell office:value-type="float" office:value="2.48470881239483" calcext:value-type="float">
            <text:p>2,48470881239483</text:p>
          </table:table-cell>
          <table:table-cell office:value-type="float" office:value="11.2355300233371" calcext:value-type="float">
            <text:p>11,2355300233371</text:p>
          </table:table-cell>
          <table:table-cell office:value-type="float" office:value="119586630" calcext:value-type="float">
            <text:p>119586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435566902160645" calcext:value-type="float">
            <text:p>0,000435566902161</text:p>
          </table:table-cell>
          <table:table-cell office:value-type="float" office:value="1242.38444185257" calcext:value-type="float">
            <text:p>1242,38444185257</text:p>
          </table:table-cell>
          <table:table-cell office:value-type="float" office:value="11.2486959828694" calcext:value-type="float">
            <text:p>11,2486959828694</text:p>
          </table:table-cell>
          <table:table-cell office:value-type="float" office:value="11.2604414293325" calcext:value-type="float">
            <text:p>11,2604414293325</text:p>
          </table:table-cell>
          <table:table-cell office:value-type="float" office:value="6084044" calcext:value-type="float">
            <text:p>6084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805807113647461" calcext:value-type="float">
            <text:p>0,000805807113647</text:p>
          </table:table-cell>
          <table:table-cell office:value-type="float" office:value="1413.85407233238" calcext:value-type="float">
            <text:p>1413,85407233238</text:p>
          </table:table-cell>
          <table:table-cell office:value-type="float" office:value="7.59413998870176" calcext:value-type="float">
            <text:p>7,59413998870176</text:p>
          </table:table-cell>
          <table:table-cell office:value-type="float" office:value="11.3989232662923" calcext:value-type="float">
            <text:p>11,3989232662923</text:p>
          </table:table-cell>
          <table:table-cell office:value-type="float" office:value="35874946" calcext:value-type="float">
            <text:p>358749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113732814788818" calcext:value-type="float">
            <text:p>0,001137328147888</text:p>
          </table:table-cell>
          <table:table-cell office:value-type="float" office:value="4291.12981534004" calcext:value-type="float">
            <text:p>4291,12981534004</text:p>
          </table:table-cell>
          <table:table-cell office:value-type="float" office:value="2.09037913556527" calcext:value-type="float">
            <text:p>2,09037913556527</text:p>
          </table:table-cell>
          <table:table-cell office:value-type="float" office:value="11.6473970873777" calcext:value-type="float">
            <text:p>11,6473970873777</text:p>
          </table:table-cell>
          <table:table-cell office:value-type="float" office:value="143410423" calcext:value-type="float">
            <text:p>143410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72331428527832" calcext:value-type="float">
            <text:p>0,000723314285278</text:p>
          </table:table-cell>
          <table:table-cell office:value-type="float" office:value="2596.09222102165" calcext:value-type="float">
            <text:p>2596,09222102165</text:p>
          </table:table-cell>
          <table:table-cell office:value-type="float" office:value="11.2830139713849" calcext:value-type="float">
            <text:p>11,2830139713849</text:p>
          </table:table-cell>
          <table:table-cell office:value-type="float" office:value="11.6505297191618" calcext:value-type="float">
            <text:p>11,6505297191618</text:p>
          </table:table-cell>
          <table:table-cell office:value-type="float" office:value="30071592" calcext:value-type="float">
            <text:p>30071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13322114944458" calcext:value-type="float">
            <text:p>0,001332211494446</text:p>
          </table:table-cell>
          <table:table-cell office:value-type="float" office:value="2729.27480101585" calcext:value-type="float">
            <text:p>2729,27480101585</text:p>
          </table:table-cell>
          <table:table-cell office:value-type="float" office:value="11.4982743104068" calcext:value-type="float">
            <text:p>11,4982743104068</text:p>
          </table:table-cell>
          <table:table-cell office:value-type="float" office:value="11.8145493916633" calcext:value-type="float">
            <text:p>11,8145493916633</text:p>
          </table:table-cell>
          <table:table-cell office:value-type="float" office:value="168011794" calcext:value-type="float">
            <text:p>168011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328326225280762" calcext:value-type="float">
            <text:p>0,000328326225281</text:p>
          </table:table-cell>
          <table:table-cell office:value-type="float" office:value="929.949376344681" calcext:value-type="float">
            <text:p>929,949376344681</text:p>
          </table:table-cell>
          <table:table-cell office:value-type="float" office:value="12.3258747075901" calcext:value-type="float">
            <text:p>12,3258747075901</text:p>
          </table:table-cell>
          <table:table-cell office:value-type="float" office:value="11.8438522582955" calcext:value-type="float">
            <text:p>11,8438522582955</text:p>
          </table:table-cell>
          <table:table-cell office:value-type="float" office:value="4540927" calcext:value-type="float">
            <text:p>4540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663685798645019" calcext:value-type="float">
            <text:p>0,000663685798645</text:p>
          </table:table-cell>
          <table:table-cell office:value-type="float" office:value="2299.05220937729" calcext:value-type="float">
            <text:p>2299,05220937729</text:p>
          </table:table-cell>
          <table:table-cell office:value-type="float" office:value="10.1550291107687" calcext:value-type="float">
            <text:p>10,1550291107687</text:p>
          </table:table-cell>
          <table:table-cell office:value-type="float" office:value="11.9091294131109" calcext:value-type="float">
            <text:p>11,9091294131109</text:p>
          </table:table-cell>
          <table:table-cell office:value-type="float" office:value="29881249" calcext:value-type="float">
            <text:p>29881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983476638793945" calcext:value-type="float">
            <text:p>0,000983476638794</text:p>
          </table:table-cell>
          <table:table-cell office:value-type="float" office:value="3719.36217546463" calcext:value-type="float">
            <text:p>3719,36217546463</text:p>
          </table:table-cell>
          <table:table-cell office:value-type="float" office:value="11.7152756150822" calcext:value-type="float">
            <text:p>11,7152756150822</text:p>
          </table:table-cell>
          <table:table-cell office:value-type="float" office:value="11.9562879941993" calcext:value-type="float">
            <text:p>11,9562879941993</text:p>
          </table:table-cell>
          <table:table-cell office:value-type="float" office:value="120024047" calcext:value-type="float">
            <text:p>120024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611472129821777" calcext:value-type="float">
            <text:p>0,000611472129822</text:p>
          </table:table-cell>
          <table:table-cell office:value-type="float" office:value="939.028674602509" calcext:value-type="float">
            <text:p>939,028674602509</text:p>
          </table:table-cell>
          <table:table-cell office:value-type="float" office:value="11.6207023785814" calcext:value-type="float">
            <text:p>11,6207023785814</text:p>
          </table:table-cell>
          <table:table-cell office:value-type="float" office:value="12.0223830719849" calcext:value-type="float">
            <text:p>12,0223830719849</text:p>
          </table:table-cell>
          <table:table-cell office:value-type="float" office:value="10442736" calcext:value-type="float">
            <text:p>10442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63669204711914" calcext:value-type="float">
            <text:p>0,000563669204712</text:p>
          </table:table-cell>
          <table:table-cell office:value-type="float" office:value="3786.38595438004" calcext:value-type="float">
            <text:p>3786,38595438004</text:p>
          </table:table-cell>
          <table:table-cell office:value-type="float" office:value="10.7615791220307" calcext:value-type="float">
            <text:p>10,7615791220307</text:p>
          </table:table-cell>
          <table:table-cell office:value-type="float" office:value="12.1733965763426" calcext:value-type="float">
            <text:p>12,1733965763426</text:p>
          </table:table-cell>
          <table:table-cell office:value-type="float" office:value="23921778" calcext:value-type="float">
            <text:p>2392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53105354309082" calcext:value-type="float">
            <text:p>0,000531053543091</text:p>
          </table:table-cell>
          <table:table-cell office:value-type="float" office:value="2518.73820924759" calcext:value-type="float">
            <text:p>2518,73820924759</text:p>
          </table:table-cell>
          <table:table-cell office:value-type="float" office:value="12.1161732318643" calcext:value-type="float">
            <text:p>12,1161732318643</text:p>
          </table:table-cell>
          <table:table-cell office:value-type="float" office:value="12.2120290508853" calcext:value-type="float">
            <text:p>12,2120290508853</text:p>
          </table:table-cell>
          <table:table-cell office:value-type="float" office:value="7459244" calcext:value-type="float">
            <text:p>7459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945734977722168" calcext:value-type="float">
            <text:p>0,000945734977722</text:p>
          </table:table-cell>
          <table:table-cell office:value-type="float" office:value="7071.21732807159" calcext:value-type="float">
            <text:p>7071,21732807159</text:p>
          </table:table-cell>
          <table:table-cell office:value-type="float" office:value="12.7285634416225" calcext:value-type="float">
            <text:p>12,7285634416225</text:p>
          </table:table-cell>
          <table:table-cell office:value-type="float" office:value="12.2828503870161" calcext:value-type="float">
            <text:p>12,2828503870161</text:p>
          </table:table-cell>
          <table:table-cell office:value-type="float" office:value="119928728" calcext:value-type="float">
            <text:p>119928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946593284606933" calcext:value-type="float">
            <text:p>0,000946593284607</text:p>
          </table:table-cell>
          <table:table-cell office:value-type="float" office:value="1873.21588039398" calcext:value-type="float">
            <text:p>1873,21588039398</text:p>
          </table:table-cell>
          <table:table-cell office:value-type="float" office:value="12.3902945250406" calcext:value-type="float">
            <text:p>12,3902945250406</text:p>
          </table:table-cell>
          <table:table-cell office:value-type="float" office:value="12.4692747818939" calcext:value-type="float">
            <text:p>12,4692747818939</text:p>
          </table:table-cell>
          <table:table-cell office:value-type="float" office:value="119883804" calcext:value-type="float">
            <text:p>119883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688600540161133" calcext:value-type="float">
            <text:p>0,000688600540161</text:p>
          </table:table-cell>
          <table:table-cell office:value-type="float" office:value="2036.54797363281" calcext:value-type="float">
            <text:p>2036,54797363281</text:p>
          </table:table-cell>
          <table:table-cell office:value-type="float" office:value="12.3163652092386" calcext:value-type="float">
            <text:p>12,3163652092386</text:p>
          </table:table-cell>
          <table:table-cell office:value-type="float" office:value="12.4830389272361" calcext:value-type="float">
            <text:p>12,4830389272361</text:p>
          </table:table-cell>
          <table:table-cell office:value-type="float" office:value="10595135" calcext:value-type="float">
            <text:p>10595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92041015625" calcext:value-type="float">
            <text:p>0,000592041015625</text:p>
          </table:table-cell>
          <table:table-cell office:value-type="float" office:value="2041.68019032478" calcext:value-type="float">
            <text:p>2041,68019032478</text:p>
          </table:table-cell>
          <table:table-cell office:value-type="float" office:value="7.96255865469425" calcext:value-type="float">
            <text:p>7,96255865469425</text:p>
          </table:table-cell>
          <table:table-cell office:value-type="float" office:value="12.5852735166932" calcext:value-type="float">
            <text:p>12,5852735166932</text:p>
          </table:table-cell>
          <table:table-cell office:value-type="float" office:value="71701737" calcext:value-type="float">
            <text:p>71701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135338306427002" calcext:value-type="float">
            <text:p>0,00135338306427</text:p>
          </table:table-cell>
          <table:table-cell office:value-type="float" office:value="1536.84631586075" calcext:value-type="float">
            <text:p>1536,84631586075</text:p>
          </table:table-cell>
          <table:table-cell office:value-type="float" office:value="12.6955486498645" calcext:value-type="float">
            <text:p>12,6955486498645</text:p>
          </table:table-cell>
          <table:table-cell office:value-type="float" office:value="12.6459946134083" calcext:value-type="float">
            <text:p>12,6459946134083</text:p>
          </table:table-cell>
          <table:table-cell office:value-type="float" office:value="168158178" calcext:value-type="float">
            <text:p>168158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463223457336426" calcext:value-type="float">
            <text:p>0,000463223457336</text:p>
          </table:table-cell>
          <table:table-cell office:value-type="float" office:value="1641.70256209373" calcext:value-type="float">
            <text:p>1641,70256209373</text:p>
          </table:table-cell>
          <table:table-cell office:value-type="float" office:value="12.223112507705" calcext:value-type="float">
            <text:p>12,223112507705</text:p>
          </table:table-cell>
          <table:table-cell office:value-type="float" office:value="12.6714672379835" calcext:value-type="float">
            <text:p>12,6714672379835</text:p>
          </table:table-cell>
          <table:table-cell office:value-type="float" office:value="18042123" calcext:value-type="float">
            <text:p>18042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0663948059082" calcext:value-type="float">
            <text:p>0,000506639480591</text:p>
          </table:table-cell>
          <table:table-cell office:value-type="float" office:value="1495.02288985252" calcext:value-type="float">
            <text:p>1495,02288985252</text:p>
          </table:table-cell>
          <table:table-cell office:value-type="float" office:value="13.6422685262925" calcext:value-type="float">
            <text:p>13,6422685262925</text:p>
          </table:table-cell>
          <table:table-cell office:value-type="float" office:value="12.9071689050816" calcext:value-type="float">
            <text:p>12,9071689050816</text:p>
          </table:table-cell>
          <table:table-cell office:value-type="float" office:value="7568045" calcext:value-type="float">
            <text:p>7568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10120391845703" calcext:value-type="float">
            <text:p>0,000510120391846</text:p>
          </table:table-cell>
          <table:table-cell office:value-type="float" office:value="129.086124897003" calcext:value-type="float">
            <text:p>129,086124897003</text:p>
          </table:table-cell>
          <table:table-cell office:value-type="float" office:value="9.45870387083356" calcext:value-type="float">
            <text:p>9,45870387083356</text:p>
          </table:table-cell>
          <table:table-cell office:value-type="float" office:value="13.0486765439377" calcext:value-type="float">
            <text:p>13,0486765439377</text:p>
          </table:table-cell>
          <table:table-cell office:value-type="float" office:value="7566036" calcext:value-type="float">
            <text:p>756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3082275390625" calcext:value-type="float">
            <text:p>0,000308227539063</text:p>
          </table:table-cell>
          <table:table-cell office:value-type="float" office:value="822.101411342621" calcext:value-type="float">
            <text:p>822,101411342621</text:p>
          </table:table-cell>
          <table:table-cell office:value-type="float" office:value="14.4672809155487" calcext:value-type="float">
            <text:p>14,4672809155487</text:p>
          </table:table-cell>
          <table:table-cell office:value-type="float" office:value="13.1279300432688" calcext:value-type="float">
            <text:p>13,1279300432688</text:p>
          </table:table-cell>
          <table:table-cell office:value-type="float" office:value="4488163" calcext:value-type="float">
            <text:p>4488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49030303955078" calcext:value-type="float">
            <text:p>0,000549030303955</text:p>
          </table:table-cell>
          <table:table-cell office:value-type="float" office:value="3073.28806734085" calcext:value-type="float">
            <text:p>3073,28806734085</text:p>
          </table:table-cell>
          <table:table-cell office:value-type="float" office:value="13.1696842131092" calcext:value-type="float">
            <text:p>13,1696842131092</text:p>
          </table:table-cell>
          <table:table-cell office:value-type="float" office:value="13.1711074692526" calcext:value-type="float">
            <text:p>13,1711074692526</text:p>
          </table:table-cell>
          <table:table-cell office:value-type="float" office:value="8975814" calcext:value-type="float">
            <text:p>8975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617241859436035" calcext:value-type="float">
            <text:p>0,000617241859436</text:p>
          </table:table-cell>
          <table:table-cell office:value-type="float" office:value="662.133101940155" calcext:value-type="float">
            <text:p>662,133101940155</text:p>
          </table:table-cell>
          <table:table-cell office:value-type="float" office:value="13.5454133118694" calcext:value-type="float">
            <text:p>13,5454133118694</text:p>
          </table:table-cell>
          <table:table-cell office:value-type="float" office:value="13.2223407268838" calcext:value-type="float">
            <text:p>13,2223407268838</text:p>
          </table:table-cell>
          <table:table-cell office:value-type="float" office:value="10471546" calcext:value-type="float">
            <text:p>10471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738978385925293" calcext:value-type="float">
            <text:p>0,000738978385925</text:p>
          </table:table-cell>
          <table:table-cell office:value-type="float" office:value="623.952301025391" calcext:value-type="float">
            <text:p>623,952301025391</text:p>
          </table:table-cell>
          <table:table-cell office:value-type="float" office:value="13.5661108843664" calcext:value-type="float">
            <text:p>13,5661108843664</text:p>
          </table:table-cell>
          <table:table-cell office:value-type="float" office:value="13.2309251880413" calcext:value-type="float">
            <text:p>13,2309251880413</text:p>
          </table:table-cell>
          <table:table-cell office:value-type="float" office:value="9125981" calcext:value-type="float">
            <text:p>9125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812149047851563" calcext:value-type="float">
            <text:p>0,000812149047852</text:p>
          </table:table-cell>
          <table:table-cell office:value-type="float" office:value="2847.48738098145" calcext:value-type="float">
            <text:p>2847,48738098145</text:p>
          </table:table-cell>
          <table:table-cell office:value-type="float" office:value="15.0222972255261" calcext:value-type="float">
            <text:p>15,0222972255261</text:p>
          </table:table-cell>
          <table:table-cell office:value-type="float" office:value="13.5082296524251" calcext:value-type="float">
            <text:p>13,5082296524251</text:p>
          </table:table-cell>
          <table:table-cell office:value-type="float" office:value="35885996" calcext:value-type="float">
            <text:p>35885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37109375" calcext:value-type="float">
            <text:p>0,000537109375</text:p>
          </table:table-cell>
          <table:table-cell office:value-type="float" office:value="1559.22879505157" calcext:value-type="float">
            <text:p>1559,22879505157</text:p>
          </table:table-cell>
          <table:table-cell office:value-type="float" office:value="14.8088249116292" calcext:value-type="float">
            <text:p>14,8088249116292</text:p>
          </table:table-cell>
          <table:table-cell office:value-type="float" office:value="13.7512638915943" calcext:value-type="float">
            <text:p>13,7512638915943</text:p>
          </table:table-cell>
          <table:table-cell office:value-type="float" office:value="8975759" calcext:value-type="float">
            <text:p>8975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480270385742187" calcext:value-type="float">
            <text:p>0,000480270385742</text:p>
          </table:table-cell>
          <table:table-cell office:value-type="float" office:value="106.564519166946" calcext:value-type="float">
            <text:p>106,564519166946</text:p>
          </table:table-cell>
          <table:table-cell office:value-type="float" office:value="10.68892086755" calcext:value-type="float">
            <text:p>10,68892086755</text:p>
          </table:table-cell>
          <table:table-cell office:value-type="float" office:value="13.7542589442255" calcext:value-type="float">
            <text:p>13,7542589442255</text:p>
          </table:table-cell>
          <table:table-cell office:value-type="float" office:value="7527097" calcext:value-type="float">
            <text:p>7527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852727890014648" calcext:value-type="float">
            <text:p>0,000852727890015</text:p>
          </table:table-cell>
          <table:table-cell office:value-type="float" office:value="1341.08264493942" calcext:value-type="float">
            <text:p>1341,08264493942</text:p>
          </table:table-cell>
          <table:table-cell office:value-type="float" office:value="5.11813189560636" calcext:value-type="float">
            <text:p>5,11813189560636</text:p>
          </table:table-cell>
          <table:table-cell office:value-type="float" office:value="13.9849671883605" calcext:value-type="float">
            <text:p>13,9849671883605</text:p>
          </table:table-cell>
          <table:table-cell office:value-type="float" office:value="95470705" calcext:value-type="float">
            <text:p>95470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802850723266602" calcext:value-type="float">
            <text:p>0,000802850723267</text:p>
          </table:table-cell>
          <table:table-cell office:value-type="float" office:value="5464.07933020592" calcext:value-type="float">
            <text:p>5464,07933020592</text:p>
          </table:table-cell>
          <table:table-cell office:value-type="float" office:value="15.7783991069635" calcext:value-type="float">
            <text:p>15,7783991069635</text:p>
          </table:table-cell>
          <table:table-cell office:value-type="float" office:value="14.0569819835619" calcext:value-type="float">
            <text:p>14,0569819835619</text:p>
          </table:table-cell>
          <table:table-cell office:value-type="float" office:value="35861584" calcext:value-type="float">
            <text:p>35861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746369361877441" calcext:value-type="float">
            <text:p>0,000746369361877</text:p>
          </table:table-cell>
          <table:table-cell office:value-type="float" office:value="2681.50602936745" calcext:value-type="float">
            <text:p>2681,50602936745</text:p>
          </table:table-cell>
          <table:table-cell office:value-type="float" office:value="15.6600407406607" calcext:value-type="float">
            <text:p>15,6600407406607</text:p>
          </table:table-cell>
          <table:table-cell office:value-type="float" office:value="14.0945330444724" calcext:value-type="float">
            <text:p>14,0945330444724</text:p>
          </table:table-cell>
          <table:table-cell office:value-type="float" office:value="30119387" calcext:value-type="float">
            <text:p>30119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324869155883789" calcext:value-type="float">
            <text:p>0,000324869155884</text:p>
          </table:table-cell>
          <table:table-cell office:value-type="float" office:value="112.297065258026" calcext:value-type="float">
            <text:p>112,297065258026</text:p>
          </table:table-cell>
          <table:table-cell office:value-type="float" office:value="12.0637114685167" calcext:value-type="float">
            <text:p>12,0637114685167</text:p>
          </table:table-cell>
          <table:table-cell office:value-type="float" office:value="14.3014089579209" calcext:value-type="float">
            <text:p>14,3014089579209</text:p>
          </table:table-cell>
          <table:table-cell office:value-type="float" office:value="4516125" calcext:value-type="float">
            <text:p>4516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455331802368164" calcext:value-type="float">
            <text:p>0,000455331802368</text:p>
          </table:table-cell>
          <table:table-cell office:value-type="float" office:value="2512.53842663765" calcext:value-type="float">
            <text:p>2512,53842663765</text:p>
          </table:table-cell>
          <table:table-cell office:value-type="float" office:value="15.6160547597787" calcext:value-type="float">
            <text:p>15,6160547597787</text:p>
          </table:table-cell>
          <table:table-cell office:value-type="float" office:value="14.5435704819291" calcext:value-type="float">
            <text:p>14,5435704819291</text:p>
          </table:table-cell>
          <table:table-cell office:value-type="float" office:value="7459410" calcext:value-type="float">
            <text:p>7459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371551513671875" calcext:value-type="float">
            <text:p>0,000371551513672</text:p>
          </table:table-cell>
          <table:table-cell office:value-type="float" office:value="117.101227283478" calcext:value-type="float">
            <text:p>117,101227283478</text:p>
          </table:table-cell>
          <table:table-cell office:value-type="float" office:value="11.7957801415433" calcext:value-type="float">
            <text:p>11,7957801415433</text:p>
          </table:table-cell>
          <table:table-cell office:value-type="float" office:value="14.7497914388013" calcext:value-type="float">
            <text:p>14,7497914388013</text:p>
          </table:table-cell>
          <table:table-cell office:value-type="float" office:value="5966239" calcext:value-type="float">
            <text:p>5966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920844078063965" calcext:value-type="float">
            <text:p>0,000920844078064</text:p>
          </table:table-cell>
          <table:table-cell office:value-type="float" office:value="321.293585062027" calcext:value-type="float">
            <text:p>321,293585062027</text:p>
          </table:table-cell>
          <table:table-cell office:value-type="float" office:value="10.9210708300388" calcext:value-type="float">
            <text:p>10,9210708300388</text:p>
          </table:table-cell>
          <table:table-cell office:value-type="float" office:value="14.8370023426944" calcext:value-type="float">
            <text:p>14,8370023426944</text:p>
          </table:table-cell>
          <table:table-cell office:value-type="float" office:value="41784361" calcext:value-type="float">
            <text:p>41784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364565849304199" calcext:value-type="float">
            <text:p>0,000364565849304</text:p>
          </table:table-cell>
          <table:table-cell office:value-type="float" office:value="117.170034646988" calcext:value-type="float">
            <text:p>117,170034646988</text:p>
          </table:table-cell>
          <table:table-cell office:value-type="float" office:value="8.37000464997971" calcext:value-type="float">
            <text:p>8,37000464997971</text:p>
          </table:table-cell>
          <table:table-cell office:value-type="float" office:value="14.9966987201496" calcext:value-type="float">
            <text:p>14,9966987201496</text:p>
          </table:table-cell>
          <table:table-cell office:value-type="float" office:value="5963837" calcext:value-type="float">
            <text:p>5963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868582725524902" calcext:value-type="float">
            <text:p>0,000868582725525</text:p>
          </table:table-cell>
          <table:table-cell office:value-type="float" office:value="181.934545516968" calcext:value-type="float">
            <text:p>181,934545516968</text:p>
          </table:table-cell>
          <table:table-cell office:value-type="float" office:value="11.9262552720998" calcext:value-type="float">
            <text:p>11,9262552720998</text:p>
          </table:table-cell>
          <table:table-cell office:value-type="float" office:value="15.0192494148086" calcext:value-type="float">
            <text:p>15,0192494148086</text:p>
          </table:table-cell>
          <table:table-cell office:value-type="float" office:value="36037723" calcext:value-type="float">
            <text:p>36037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472450256347656" calcext:value-type="float">
            <text:p>0,000472450256348</text:p>
          </table:table-cell>
          <table:table-cell office:value-type="float" office:value="193.907968044281" calcext:value-type="float">
            <text:p>193,907968044281</text:p>
          </table:table-cell>
          <table:table-cell office:value-type="float" office:value="3.98766865286795" calcext:value-type="float">
            <text:p>3,98766865286795</text:p>
          </table:table-cell>
          <table:table-cell office:value-type="float" office:value="15.1259108402405" calcext:value-type="float">
            <text:p>15,1259108402405</text:p>
          </table:table-cell>
          <table:table-cell office:value-type="float" office:value="17985953" calcext:value-type="float">
            <text:p>17985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448966026306152" calcext:value-type="float">
            <text:p>0,000448966026306</text:p>
          </table:table-cell>
          <table:table-cell office:value-type="float" office:value="107.4534907341" calcext:value-type="float">
            <text:p>107,4534907341</text:p>
          </table:table-cell>
          <table:table-cell office:value-type="float" office:value="5.5099809229859" calcext:value-type="float">
            <text:p>5,5099809229859</text:p>
          </table:table-cell>
          <table:table-cell office:value-type="float" office:value="15.1341040856397" calcext:value-type="float">
            <text:p>15,1341040856397</text:p>
          </table:table-cell>
          <table:table-cell office:value-type="float" office:value="17961885" calcext:value-type="float">
            <text:p>17961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647306442260742" calcext:value-type="float">
            <text:p>0,000647306442261</text:p>
          </table:table-cell>
          <table:table-cell office:value-type="float" office:value="165.879047632217" calcext:value-type="float">
            <text:p>165,879047632217</text:p>
          </table:table-cell>
          <table:table-cell office:value-type="float" office:value="3.16919426832461" calcext:value-type="float">
            <text:p>3,16919426832461</text:p>
          </table:table-cell>
          <table:table-cell office:value-type="float" office:value="15.1424743701388" calcext:value-type="float">
            <text:p>15,1424743701388</text:p>
          </table:table-cell>
          <table:table-cell office:value-type="float" office:value="24028256" calcext:value-type="float">
            <text:p>24028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59354305267334" calcext:value-type="float">
            <text:p>0,000593543052673</text:p>
          </table:table-cell>
          <table:table-cell office:value-type="float" office:value="1994.01265835762" calcext:value-type="float">
            <text:p>1994,01265835762</text:p>
          </table:table-cell>
          <table:table-cell office:value-type="float" office:value="16.8034800968169" calcext:value-type="float">
            <text:p>16,8034800968169</text:p>
          </table:table-cell>
          <table:table-cell office:value-type="float" office:value="15.2244807390453" calcext:value-type="float">
            <text:p>15,2244807390453</text:p>
          </table:table-cell>
          <table:table-cell office:value-type="float" office:value="71747259" calcext:value-type="float">
            <text:p>71747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902843475341797" calcext:value-type="float">
            <text:p>0,000902843475342</text:p>
          </table:table-cell>
          <table:table-cell office:value-type="float" office:value="182.853157043457" calcext:value-type="float">
            <text:p>182,853157043457</text:p>
          </table:table-cell>
          <table:table-cell office:value-type="float" office:value="11.5579885258693" calcext:value-type="float">
            <text:p>11,5579885258693</text:p>
          </table:table-cell>
          <table:table-cell office:value-type="float" office:value="15.2286309361985" calcext:value-type="float">
            <text:p>15,2286309361985</text:p>
          </table:table-cell>
          <table:table-cell office:value-type="float" office:value="41781387" calcext:value-type="float">
            <text:p>41781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99145889282227" calcext:value-type="float">
            <text:p>0,000599145889282</text:p>
          </table:table-cell>
          <table:table-cell office:value-type="float" office:value="113.804571866989" calcext:value-type="float">
            <text:p>113,804571866989</text:p>
          </table:table-cell>
          <table:table-cell office:value-type="float" office:value="4.02873046147792" calcext:value-type="float">
            <text:p>4,02873046147792</text:p>
          </table:table-cell>
          <table:table-cell office:value-type="float" office:value="15.2399456396449" calcext:value-type="float">
            <text:p>15,2399456396449</text:p>
          </table:table-cell>
          <table:table-cell office:value-type="float" office:value="23999708" calcext:value-type="float">
            <text:p>23999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443887710571289" calcext:value-type="float">
            <text:p>0,000443887710571</text:p>
          </table:table-cell>
          <table:table-cell office:value-type="float" office:value="106.847696304321" calcext:value-type="float">
            <text:p>106,847696304321</text:p>
          </table:table-cell>
          <table:table-cell office:value-type="float" office:value="5.67516217650281" calcext:value-type="float">
            <text:p>5,67516217650281</text:p>
          </table:table-cell>
          <table:table-cell office:value-type="float" office:value="15.3227051319374" calcext:value-type="float">
            <text:p>15,3227051319374</text:p>
          </table:table-cell>
          <table:table-cell office:value-type="float" office:value="17899422" calcext:value-type="float">
            <text:p>17899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885987281799316" calcext:value-type="float">
            <text:p>0,000885987281799</text:p>
          </table:table-cell>
          <table:table-cell office:value-type="float" office:value="303.273229122162" calcext:value-type="float">
            <text:p>303,273229122162</text:p>
          </table:table-cell>
          <table:table-cell office:value-type="float" office:value="1.49506886519826" calcext:value-type="float">
            <text:p>1,49506886519826</text:p>
          </table:table-cell>
          <table:table-cell office:value-type="float" office:value="15.3244492874827" calcext:value-type="float">
            <text:p>15,3244492874827</text:p>
          </table:table-cell>
          <table:table-cell office:value-type="float" office:value="36016473" calcext:value-type="float">
            <text:p>36016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622034072875977" calcext:value-type="float">
            <text:p>0,000622034072876</text:p>
          </table:table-cell>
          <table:table-cell office:value-type="float" office:value="1364.49023365974" calcext:value-type="float">
            <text:p>1364,49023365974</text:p>
          </table:table-cell>
          <table:table-cell office:value-type="float" office:value="17.0382006275771" calcext:value-type="float">
            <text:p>17,0382006275771</text:p>
          </table:table-cell>
          <table:table-cell office:value-type="float" office:value="15.3728973888735" calcext:value-type="float">
            <text:p>15,3728973888735</text:p>
          </table:table-cell>
          <table:table-cell office:value-type="float" office:value="72103841" calcext:value-type="float">
            <text:p>72103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835227966308594" calcext:value-type="float">
            <text:p>0,000835227966309</text:p>
          </table:table-cell>
          <table:table-cell office:value-type="float" office:value="292.044111967087" calcext:value-type="float">
            <text:p>292,044111967087</text:p>
          </table:table-cell>
          <table:table-cell office:value-type="float" office:value="1.53590138627658" calcext:value-type="float">
            <text:p>1,53590138627658</text:p>
          </table:table-cell>
          <table:table-cell office:value-type="float" office:value="15.4993204856011" calcext:value-type="float">
            <text:p>15,4993204856011</text:p>
          </table:table-cell>
          <table:table-cell office:value-type="float" office:value="35887719" calcext:value-type="float">
            <text:p>35887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1415901184082" calcext:value-type="float">
            <text:p>0,000714159011841</text:p>
          </table:table-cell>
          <table:table-cell office:value-type="float" office:value="160.75222992897" calcext:value-type="float">
            <text:p>160,75222992897</text:p>
          </table:table-cell>
          <table:table-cell office:value-type="float" office:value="13.0675850170637" calcext:value-type="float">
            <text:p>13,0675850170637</text:p>
          </table:table-cell>
          <table:table-cell office:value-type="float" office:value="15.5659355617404" calcext:value-type="float">
            <text:p>15,5659355617404</text:p>
          </table:table-cell>
          <table:table-cell office:value-type="float" office:value="29978574" calcext:value-type="float">
            <text:p>29978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700640678405762" calcext:value-type="float">
            <text:p>0,000700640678406</text:p>
          </table:table-cell>
          <table:table-cell office:value-type="float" office:value="161.343051671982" calcext:value-type="float">
            <text:p>161,343051671982</text:p>
          </table:table-cell>
          <table:table-cell office:value-type="float" office:value="13.0675850170637" calcext:value-type="float">
            <text:p>13,0675850170637</text:p>
          </table:table-cell>
          <table:table-cell office:value-type="float" office:value="15.5659355617404" calcext:value-type="float">
            <text:p>15,5659355617404</text:p>
          </table:table-cell>
          <table:table-cell office:value-type="float" office:value="29978574" calcext:value-type="float">
            <text:p>29978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678062438964844" calcext:value-type="float">
            <text:p>0,000678062438965</text:p>
          </table:table-cell>
          <table:table-cell office:value-type="float" office:value="255.948395729065" calcext:value-type="float">
            <text:p>255,948395729065</text:p>
          </table:table-cell>
          <table:table-cell office:value-type="float" office:value="12.9018891474666" calcext:value-type="float">
            <text:p>12,9018891474666</text:p>
          </table:table-cell>
          <table:table-cell office:value-type="float" office:value="15.6926661426168" calcext:value-type="float">
            <text:p>15,6926661426168</text:p>
          </table:table-cell>
          <table:table-cell office:value-type="float" office:value="29853003" calcext:value-type="float">
            <text:p>29853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0.000539493560791016" calcext:value-type="float">
            <text:p>0,000539493560791</text:p>
          </table:table-cell>
          <table:table-cell office:value-type="float" office:value="1821.20114636421" calcext:value-type="float">
            <text:p>1821,20114636421</text:p>
          </table:table-cell>
          <table:table-cell office:value-type="float" office:value="18.1158799705953" calcext:value-type="float">
            <text:p>18,1158799705953</text:p>
          </table:table-cell>
          <table:table-cell office:value-type="float" office:value="15.9805835791594" calcext:value-type="float">
            <text:p>15,9805835791594</text:p>
          </table:table-cell>
          <table:table-cell office:value-type="float" office:value="23908330" calcext:value-type="float">
            <text:p>23908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00466322898864746" calcext:value-type="float">
            <text:p>0,000466322898865</text:p>
          </table:table-cell>
          <table:table-cell office:value-type="float" office:value="1565.21883606911" calcext:value-type="float">
            <text:p>1565,21883606911</text:p>
          </table:table-cell>
          <table:table-cell office:value-type="float" office:value="17.9881733208848" calcext:value-type="float">
            <text:p>17,9881733208848</text:p>
          </table:table-cell>
          <table:table-cell office:value-type="float" office:value="15.9882983288577" calcext:value-type="float">
            <text:p>15,9882983288577</text:p>
          </table:table-cell>
          <table:table-cell office:value-type="float" office:value="18072485" calcext:value-type="float">
            <text:p>18072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84993171691895" calcext:value-type="float">
            <text:p>0,000784993171692</text:p>
          </table:table-cell>
          <table:table-cell office:value-type="float" office:value="347.658002853394" calcext:value-type="float">
            <text:p>347,658002853394</text:p>
          </table:table-cell>
          <table:table-cell office:value-type="float" office:value="6.69155148898403" calcext:value-type="float">
            <text:p>6,69155148898403</text:p>
          </table:table-cell>
          <table:table-cell office:value-type="float" office:value="16.1852015357276" calcext:value-type="float">
            <text:p>16,1852015357276</text:p>
          </table:table-cell>
          <table:table-cell office:value-type="float" office:value="95413025" calcext:value-type="float">
            <text:p>95413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769352912902832" calcext:value-type="float">
            <text:p>0,000769352912903</text:p>
          </table:table-cell>
          <table:table-cell office:value-type="float" office:value="120.941111087799" calcext:value-type="float">
            <text:p>120,941111087799</text:p>
          </table:table-cell>
          <table:table-cell office:value-type="float" office:value="14.5303454072412" calcext:value-type="float">
            <text:p>14,5303454072412</text:p>
          </table:table-cell>
          <table:table-cell office:value-type="float" office:value="16.2936710711866" calcext:value-type="float">
            <text:p>16,2936710711866</text:p>
          </table:table-cell>
          <table:table-cell office:value-type="float" office:value="30091872" calcext:value-type="float">
            <text:p>30091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803136825561523" calcext:value-type="float">
            <text:p>0,000803136825562</text:p>
          </table:table-cell>
          <table:table-cell office:value-type="float" office:value="206.896043539047" calcext:value-type="float">
            <text:p>206,896043539047</text:p>
          </table:table-cell>
          <table:table-cell office:value-type="float" office:value="7.34336056161021" calcext:value-type="float">
            <text:p>7,34336056161021</text:p>
          </table:table-cell>
          <table:table-cell office:value-type="float" office:value="16.3222232548488" calcext:value-type="float">
            <text:p>16,3222232548488</text:p>
          </table:table-cell>
          <table:table-cell office:value-type="float" office:value="95394709" calcext:value-type="float">
            <text:p>95394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616574287414551" calcext:value-type="float">
            <text:p>0,000616574287415</text:p>
          </table:table-cell>
          <table:table-cell office:value-type="float" office:value="290.244223833084" calcext:value-type="float">
            <text:p>290,244223833084</text:p>
          </table:table-cell>
          <table:table-cell office:value-type="float" office:value="8.38087523641407" calcext:value-type="float">
            <text:p>8,38087523641407</text:p>
          </table:table-cell>
          <table:table-cell office:value-type="float" office:value="16.4726131639307" calcext:value-type="float">
            <text:p>16,4726131639307</text:p>
          </table:table-cell>
          <table:table-cell office:value-type="float" office:value="71628704" calcext:value-type="float">
            <text:p>71628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750374794006348" calcext:value-type="float">
            <text:p>0,000750374794006</text:p>
          </table:table-cell>
          <table:table-cell office:value-type="float" office:value="192.214557409287" calcext:value-type="float">
            <text:p>192,214557409287</text:p>
          </table:table-cell>
          <table:table-cell office:value-type="float" office:value="7.55037841661553" calcext:value-type="float">
            <text:p>7,55037841661553</text:p>
          </table:table-cell>
          <table:table-cell office:value-type="float" office:value="16.6817184180472" calcext:value-type="float">
            <text:p>16,6817184180472</text:p>
          </table:table-cell>
          <table:table-cell office:value-type="float" office:value="94915377" calcext:value-type="float">
            <text:p>94915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80559253692627" calcext:value-type="float">
            <text:p>0,000805592536926</text:p>
          </table:table-cell>
          <table:table-cell office:value-type="float" office:value="169.121487379074" calcext:value-type="float">
            <text:p>169,121487379074</text:p>
          </table:table-cell>
          <table:table-cell office:value-type="float" office:value="2.13125811793489" calcext:value-type="float">
            <text:p>2,13125811793489</text:p>
          </table:table-cell>
          <table:table-cell office:value-type="float" office:value="16.7879545938128" calcext:value-type="float">
            <text:p>16,7879545938128</text:p>
          </table:table-cell>
          <table:table-cell office:value-type="float" office:value="35755409" calcext:value-type="float">
            <text:p>35755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559878349304199" calcext:value-type="float">
            <text:p>0,000559878349304</text:p>
          </table:table-cell>
          <table:table-cell office:value-type="float" office:value="1698.02293848991" calcext:value-type="float">
            <text:p>1698,02293848991</text:p>
          </table:table-cell>
          <table:table-cell office:value-type="float" office:value="19.1411432688309" calcext:value-type="float">
            <text:p>19,1411432688309</text:p>
          </table:table-cell>
          <table:table-cell office:value-type="float" office:value="16.8091376165743" calcext:value-type="float">
            <text:p>16,8091376165743</text:p>
          </table:table-cell>
          <table:table-cell office:value-type="float" office:value="9034519" calcext:value-type="float">
            <text:p>9034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07221031188965" calcext:value-type="float">
            <text:p>0,000707221031189</text:p>
          </table:table-cell>
          <table:table-cell office:value-type="float" office:value="136.684641361237" calcext:value-type="float">
            <text:p>136,684641361237</text:p>
          </table:table-cell>
          <table:table-cell office:value-type="float" office:value="18.8155365025815" calcext:value-type="float">
            <text:p>18,8155365025815</text:p>
          </table:table-cell>
          <table:table-cell office:value-type="float" office:value="17.6815229727734" calcext:value-type="float">
            <text:p>17,6815229727734</text:p>
          </table:table-cell>
          <table:table-cell office:value-type="float" office:value="9081764" calcext:value-type="float">
            <text:p>9081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3403377532959" calcext:value-type="float">
            <text:p>0,00053403377533</text:p>
          </table:table-cell>
          <table:table-cell office:value-type="float" office:value="131.268231153488" calcext:value-type="float">
            <text:p>131,268231153488</text:p>
          </table:table-cell>
          <table:table-cell office:value-type="float" office:value="18.9631813143003" calcext:value-type="float">
            <text:p>18,9631813143003</text:p>
          </table:table-cell>
          <table:table-cell office:value-type="float" office:value="17.8733217975164" calcext:value-type="float">
            <text:p>17,8733217975164</text:p>
          </table:table-cell>
          <table:table-cell office:value-type="float" office:value="8975505" calcext:value-type="float">
            <text:p>8975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74207305908203" calcext:value-type="float">
            <text:p>0,000574207305908</text:p>
          </table:table-cell>
          <table:table-cell office:value-type="float" office:value="1068.39811086655" calcext:value-type="float">
            <text:p>1068,39811086655</text:p>
          </table:table-cell>
          <table:table-cell office:value-type="float" office:value="20.4332705148675" calcext:value-type="float">
            <text:p>20,4332705148675</text:p>
          </table:table-cell>
          <table:table-cell office:value-type="float" office:value="18.3489491903215" calcext:value-type="float">
            <text:p>18,3489491903215</text:p>
          </table:table-cell>
          <table:table-cell office:value-type="float" office:value="71745464" calcext:value-type="float">
            <text:p>71745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517988204956055" calcext:value-type="float">
            <text:p>0,000517988204956</text:p>
          </table:table-cell>
          <table:table-cell office:value-type="float" office:value="130.428856372833" calcext:value-type="float">
            <text:p>130,428856372833</text:p>
          </table:table-cell>
          <table:table-cell office:value-type="float" office:value="19.7229967964846" calcext:value-type="float">
            <text:p>19,7229967964846</text:p>
          </table:table-cell>
          <table:table-cell office:value-type="float" office:value="18.3946454356105" calcext:value-type="float">
            <text:p>18,3946454356105</text:p>
          </table:table-cell>
          <table:table-cell office:value-type="float" office:value="7568269" calcext:value-type="float">
            <text:p>7568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389456748962402" calcext:value-type="float">
            <text:p>0,000389456748962</text:p>
          </table:table-cell>
          <table:table-cell office:value-type="float" office:value="595.921916484833" calcext:value-type="float">
            <text:p>595,921916484833</text:p>
          </table:table-cell>
          <table:table-cell office:value-type="float" office:value="21.4130995410402" calcext:value-type="float">
            <text:p>21,4130995410402</text:p>
          </table:table-cell>
          <table:table-cell office:value-type="float" office:value="18.8668962064216" calcext:value-type="float">
            <text:p>18,8668962064216</text:p>
          </table:table-cell>
          <table:table-cell office:value-type="float" office:value="5984077" calcext:value-type="float">
            <text:p>5984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496268272399902" calcext:value-type="float">
            <text:p>0,0004962682724</text:p>
          </table:table-cell>
          <table:table-cell office:value-type="float" office:value="107.48921251297" calcext:value-type="float">
            <text:p>107,48921251297</text:p>
          </table:table-cell>
          <table:table-cell office:value-type="float" office:value="20.9948502360638" calcext:value-type="float">
            <text:p>20,9948502360638</text:p>
          </table:table-cell>
          <table:table-cell office:value-type="float" office:value="19.3989930102069" calcext:value-type="float">
            <text:p>19,3989930102069</text:p>
          </table:table-cell>
          <table:table-cell office:value-type="float" office:value="7568283" calcext:value-type="float">
            <text:p>7568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790476799011231" calcext:value-type="float">
            <text:p>0,000790476799011</text:p>
          </table:table-cell>
          <table:table-cell office:value-type="float" office:value="201.624761819839" calcext:value-type="float">
            <text:p>201,624761819839</text:p>
          </table:table-cell>
          <table:table-cell office:value-type="float" office:value="0.0156898843079077" calcext:value-type="float">
            <text:p>0,015689884307908</text:p>
          </table:table-cell>
          <table:table-cell office:value-type="float" office:value="19.5522006262749" calcext:value-type="float">
            <text:p>19,5522006262749</text:p>
          </table:table-cell>
          <table:table-cell office:value-type="float" office:value="94510531" calcext:value-type="float">
            <text:p>94510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7038955688477" calcext:value-type="float">
            <text:p>0,001270389556885</text:p>
          </table:table-cell>
          <table:table-cell office:value-type="float" office:value="158.732100963593" calcext:value-type="float">
            <text:p>158,732100963593</text:p>
          </table:table-cell>
          <table:table-cell office:value-type="float" office:value="0.00532974167837547" calcext:value-type="float">
            <text:p>0,005329741678375</text:p>
          </table:table-cell>
          <table:table-cell office:value-type="float" office:value="19.9552706655008" calcext:value-type="float">
            <text:p>19,9552706655008</text:p>
          </table:table-cell>
          <table:table-cell office:value-type="float" office:value="165397255" calcext:value-type="float">
            <text:p>165397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office:value-type="float" office:value="0.000439834594726563" calcext:value-type="float">
            <text:p>0,000439834594727</text:p>
          </table:table-cell>
          <table:table-cell office:value-type="float" office:value="770.162105083466" calcext:value-type="float">
            <text:p>770,162105083466</text:p>
          </table:table-cell>
          <table:table-cell office:value-type="float" office:value="24.0140678112204" calcext:value-type="float">
            <text:p>24,0140678112204</text:p>
          </table:table-cell>
          <table:table-cell office:value-type="float" office:value="21.2881309165534" calcext:value-type="float">
            <text:p>21,2881309165534</text:p>
          </table:table-cell>
          <table:table-cell office:value-type="float" office:value="17943501" calcext:value-type="float">
            <text:p>17943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902390480041504" calcext:value-type="float">
            <text:p>0,000902390480042</text:p>
          </table:table-cell>
          <table:table-cell office:value-type="float" office:value="213.428700208664" calcext:value-type="float">
            <text:p>213,428700208664</text:p>
          </table:table-cell>
          <table:table-cell office:value-type="float" office:value="0.00585133957732097" calcext:value-type="float">
            <text:p>0,005851339577321</text:p>
          </table:table-cell>
          <table:table-cell office:value-type="float" office:value="21.634195296855" calcext:value-type="float">
            <text:p>21,634195296855</text:p>
          </table:table-cell>
          <table:table-cell office:value-type="float" office:value="117324249" calcext:value-type="float">
            <text:p>117324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32036304473877" calcext:value-type="float">
            <text:p>0,000320363044739</text:p>
          </table:table-cell>
          <table:table-cell office:value-type="float" office:value="100.478141546249" calcext:value-type="float">
            <text:p>100,478141546249</text:p>
          </table:table-cell>
          <table:table-cell office:value-type="float" office:value="23.9418169039165" calcext:value-type="float">
            <text:p>23,9418169039165</text:p>
          </table:table-cell>
          <table:table-cell office:value-type="float" office:value="21.8315263018428" calcext:value-type="float">
            <text:p>21,8315263018428</text:p>
          </table:table-cell>
          <table:table-cell office:value-type="float" office:value="4517540" calcext:value-type="float">
            <text:p>45175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118100643157959" calcext:value-type="float">
            <text:p>0,00118100643158</text:p>
          </table:table-cell>
          <table:table-cell office:value-type="float" office:value="155.87749838829" calcext:value-type="float">
            <text:p>155,87749838829</text:p>
          </table:table-cell>
          <table:table-cell office:value-type="float" office:value="0.00532353550464444" calcext:value-type="float">
            <text:p>0,005323535504644</text:p>
          </table:table-cell>
          <table:table-cell office:value-type="float" office:value="22.9348250247056" calcext:value-type="float">
            <text:p>22,9348250247056</text:p>
          </table:table-cell>
          <table:table-cell office:value-type="float" office:value="137062699" calcext:value-type="float">
            <text:p>137062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118668079376221" calcext:value-type="float">
            <text:p>0,001186680793762</text:p>
          </table:table-cell>
          <table:table-cell office:value-type="float" office:value="155.776072263718" calcext:value-type="float">
            <text:p>155,776072263718</text:p>
          </table:table-cell>
          <table:table-cell office:value-type="float" office:value="0.00532353550464444" calcext:value-type="float">
            <text:p>0,005323535504644</text:p>
          </table:table-cell>
          <table:table-cell office:value-type="float" office:value="22.9348250247056" calcext:value-type="float">
            <text:p>22,9348250247056</text:p>
          </table:table-cell>
          <table:table-cell office:value-type="float" office:value="137062699" calcext:value-type="float">
            <text:p>137062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134925842285156" calcext:value-type="float">
            <text:p>0,001349258422852</text:p>
          </table:table-cell>
          <table:table-cell office:value-type="float" office:value="166.467597007751" calcext:value-type="float">
            <text:p>166,467597007751</text:p>
          </table:table-cell>
          <table:table-cell office:value-type="float" office:value="0.00533076769707484" calcext:value-type="float">
            <text:p>0,005330767697075</text:p>
          </table:table-cell>
          <table:table-cell office:value-type="float" office:value="23.1780093165212" calcext:value-type="float">
            <text:p>23,1780093165212</text:p>
          </table:table-cell>
          <table:table-cell office:value-type="float" office:value="159410446" calcext:value-type="float">
            <text:p>159410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77509880065918" calcext:value-type="float">
            <text:p>0,000775098800659</text:p>
          </table:table-cell>
          <table:table-cell office:value-type="float" office:value="193.860151767731" calcext:value-type="float">
            <text:p>193,860151767731</text:p>
          </table:table-cell>
          <table:table-cell office:value-type="float" office:value="0.00532830789995112" calcext:value-type="float">
            <text:p>0,005328307899951</text:p>
          </table:table-cell>
          <table:table-cell office:value-type="float" office:value="23.4517905757209" calcext:value-type="float">
            <text:p>23,4517905757209</text:p>
          </table:table-cell>
          <table:table-cell office:value-type="float" office:value="89829442" calcext:value-type="float">
            <text:p>89829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127191543579102" calcext:value-type="float">
            <text:p>0,001271915435791</text:p>
          </table:table-cell>
          <table:table-cell office:value-type="float" office:value="158.741561412811" calcext:value-type="float">
            <text:p>158,741561412811</text:p>
          </table:table-cell>
          <table:table-cell office:value-type="float" office:value="0.00533140752033504" calcext:value-type="float">
            <text:p>0,005331407520335</text:p>
          </table:table-cell>
          <table:table-cell office:value-type="float" office:value="23.7759506553743" calcext:value-type="float">
            <text:p>23,7759506553743</text:p>
          </table:table-cell>
          <table:table-cell office:value-type="float" office:value="158757356" calcext:value-type="float">
            <text:p>158757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00731992721557617" calcext:value-type="float">
            <text:p>0,000731992721558</text:p>
          </table:table-cell>
          <table:table-cell office:value-type="float" office:value="189.827604293823" calcext:value-type="float">
            <text:p>189,827604293823</text:p>
          </table:table-cell>
          <table:table-cell office:value-type="float" office:value="0.00533176963320084" calcext:value-type="float">
            <text:p>0,005331769633201</text:p>
          </table:table-cell>
          <table:table-cell office:value-type="float" office:value="24.7307713980974" calcext:value-type="float">
            <text:p>24,7307713980974</text:p>
          </table:table-cell>
          <table:table-cell office:value-type="float" office:value="90081650" calcext:value-type="float">
            <text:p>900816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0574755668640137" calcext:value-type="float">
            <text:p>0,00057475566864</text:p>
          </table:table-cell>
          <table:table-cell office:value-type="float" office:value="119.735881090164" calcext:value-type="float">
            <text:p>119,735881090164</text:p>
          </table:table-cell>
          <table:table-cell office:value-type="float" office:value="0.00534082990582279" calcext:value-type="float">
            <text:p>0,005340829905823</text:p>
          </table:table-cell>
          <table:table-cell office:value-type="float" office:value="24.7868504963991" calcext:value-type="float">
            <text:p>24,7868504963991</text:p>
          </table:table-cell>
          <table:table-cell office:value-type="float" office:value="69522459" calcext:value-type="float">
            <text:p>69522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109586715698242" calcext:value-type="float">
            <text:p>0,001095867156982</text:p>
          </table:table-cell>
          <table:table-cell office:value-type="float" office:value="240.486096858978" calcext:value-type="float">
            <text:p>240,486096858978</text:p>
          </table:table-cell>
          <table:table-cell office:value-type="float" office:value="0.00533449961764322" calcext:value-type="float">
            <text:p>0,005334499617643</text:p>
          </table:table-cell>
          <table:table-cell office:value-type="float" office:value="25.1504954521844" calcext:value-type="float">
            <text:p>25,1504954521844</text:p>
          </table:table-cell>
          <table:table-cell office:value-type="float" office:value="133863357" calcext:value-type="float">
            <text:p>133863357</text:p>
          </table:table-cell>
        </table:table-row>
      </table:table>
      <table:named-expressions/>
      <table:database-ranges>
        <table:database-range table:name="__Anonymous_Sheet_DB__0" table:target-range-address="trials.A1:trials.L101">
          <table:sort>
            <table:sort-by table:field-number="10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29T10:31:23.692866437</dc:date>
    <meta:editing-duration>PT4M52S</meta:editing-duration>
    <meta:editing-cycles>1</meta:editing-cycles>
    <meta:document-statistic meta:table-count="1" meta:cell-count="1212" meta:object-count="0"/>
  </office:meta>
</office:document-meta>
</file>